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27E970C7673FB7FC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5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2.6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svg:stroke-color="#ffffff" draw:fill="none" draw:textarea-horizontal-align="justify" draw:textarea-vertical-align="middle" draw:auto-grow-height="false" fo:min-height="3.35cm" fo:min-width="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8pt" fo:font-weight="bold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fo:font-weight="bold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2.506cm" svg:height="2.506cm" svg:x="1.094cm" svg:y="1.9cm">
              <draw:image xlink:href="Pictures/10000201000001000000010027E970C7673FB7FC.png" xlink:type="simple" xlink:show="embed" xlink:actuate="onLoad">
                <text:p/>
              </draw:image>
            </draw:frame>
            <draw:frame draw:style-name="gr2" draw:text-style-name="P3" draw:layer="layout" svg:width="1.8cm" svg:height="0.725cm" svg:x="1.494cm" svg:y="4.3cm">
              <draw:text-box>
                <text:p text:style-name="P2"><text:span text:style-name="T1">scores</text:span></text:p>
              </draw:text-box>
            </draw:frame>
          </draw:g>
          <draw:g>
            <draw:line draw:style-name="gr3" draw:text-style-name="P1" draw:layer="layout" svg:x1="3.7cm" svg:y1="2.71cm" svg:x2="5.9cm" svg:y2="2.71cm">
              <text:p/>
            </draw:line>
            <draw:line draw:style-name="gr3" draw:text-style-name="P1" draw:layer="layout" svg:x1="3.7cm" svg:y1="3.21cm" svg:x2="5.9cm" svg:y2="3.21cm">
              <text:p/>
            </draw:line>
            <draw:line draw:style-name="gr3" draw:text-style-name="P1" draw:layer="layout" svg:x1="3.7cm" svg:y1="4.21cm" svg:x2="5.9cm" svg:y2="4.21cm">
              <text:p/>
            </draw:line>
            <draw:frame draw:style-name="gr4" draw:text-style-name="P4" draw:layer="layout" svg:width="0.9cm" svg:height="1.205cm" svg:x="4.35cm" svg:y="3.01cm">
              <draw:text-box>
                <text:p text:style-name="P2"><text:span text:style-name="T2">.</text:span></text:p>
                <text:p text:style-name="P2"><text:span text:style-name="T2">.</text:span></text:p>
                <text:p text:style-name="P2"><text:span text:style-name="T2">.</text:span></text:p>
              </draw:text-box>
            </draw:frame>
          </draw:g>
          <draw:custom-shape draw:style-name="gr5" draw:text-style-name="P5" draw:layer="layout" svg:width="3.1cm" svg:height="0.9cm" svg:x="6.1cm" svg:y="3.012cm">
            <text:p text:style-name="P2"><text:span text:style-name="T1">Evaluatio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3" draw:text-style-name="P1" draw:layer="layout" svg:x1="9.4cm" svg:y1="3.462cm" svg:x2="10.4cm" svg:y2="3.462cm">
            <text:p/>
          </draw:line>
          <draw:frame draw:style-name="gr6" draw:text-style-name="P6" draw:layer="layout" svg:width="9.6cm" svg:height="1.673cm" svg:x="10.3cm" svg:y="2.863cm">
            <draw:text-box>
              <text:p><text:span text:style-name="T1">Performance metrics: FMR, FNMR, EER, IR, …</text:span></text:p>
              <text:p><text:span text:style-name="T1">Curves: ROC, DET, CMC, DIR, ...</text:span></text:p>
            </draw:text-box>
          </draw:frame>
          <draw:custom-shape draw:style-name="gr7" draw:text-style-name="P1" draw:layer="layout" svg:width="18.5cm" svg:height="3.6cm" svg:x="1.2cm" svg:y="1.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5:56:21.550728151</meta:creation-date>
    <dc:date>2017-05-22T14:18:08.007139256</dc:date>
    <meta:editing-duration>PT6M38S</meta:editing-duration>
    <meta:editing-cycles>4</meta:editing-cycles>
    <meta:generator>LibreOffice/5.2.6.2$Linux_X86_64 LibreOffice_project/a3100ed2409ebf1c212f5048fbe377c281438fdc</meta:generator>
    <meta:document-statistic meta:object-count="13"/>
  </office:meta>
</office:document-meta>
</file>